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4586" draw:textarea-horizontal-align="justify" draw:textarea-vertical-align="middle" draw:auto-grow-height="false" fo:min-height="0.716cm" fo:min-width="0.966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20e" draw:textarea-horizontal-align="justify" draw:textarea-vertical-align="middle" draw:auto-grow-height="false" fo:min-height="0.716cm" fo:min-width="0.966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d320" draw:textarea-horizontal-align="justify" draw:textarea-vertical-align="middle" draw:auto-grow-height="false" fo:min-height="0.716cm" fo:min-width="0.96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579d1c" draw:textarea-horizontal-align="justify" draw:textarea-vertical-align="middle" draw:auto-grow-height="false" fo:min-height="0.716cm" fo:min-width="0.96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loext:graphic-properties draw:fill-color="#ff420e"/>
      <style:paragraph-properties fo:text-align="center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loext:graphic-properties draw:fill-color="#579d1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cm" svg:x="1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4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5.5cm" svg:y="4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944cm" svg:height="0.962cm" svg:x="8.5cm" svg:y="1.538cm">
          <draw:text-box>
            <text:p>P=4 threads</text:p>
          </draw:text-box>
        </draw:frame>
        <draw:frame draw:style-name="gr6" draw:text-style-name="P8" draw:layer="layout" svg:width="4cm" svg:height="1.199cm" svg:x="2.25cm" svg:y="6cm">
          <draw:text-box>
            <text:p text:style-name="P7">START =</text:p>
            <text:p text:style-name="P7">my_id*chunk_size </text:p>
          </draw:text-box>
        </draw:frame>
        <draw:custom-shape draw:style-name="gr1" draw:text-style-name="P2" draw:layer="layout" svg:width="1.5cm" svg:height="1cm" svg:x="7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8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0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1.5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cm" svg:x="13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4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6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7.5cm" svg:y="4cm">
          <text:p text:style-name="P1">3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75cm" svg:y1="6cm" svg:x2="2.75cm" svg:y2="5cm">
          <text:p/>
        </draw:line>
        <draw:line draw:style-name="gr8" draw:text-style-name="P10" draw:layer="layout" svg:x1="1cm" svg:y1="3.75cm" svg:x2="2.5cm" svg:y2="3.75cm">
          <text:p text:style-name="P1"><text:span text:style-name="T1">chunk_</text:span><text:span text:style-name="T1">size</text:span></text:p>
          <text:p text:style-name="P1"><text:span text:style-name="T1"/></text:p>
        </draw:line>
        <draw:line draw:style-name="gr8" draw:text-style-name="P10" draw:layer="layout" svg:x1="1cm" svg:y1="3cm" svg:x2="7cm" svg:y2="3cm">
          <text:p text:style-name="P1"><text:span text:style-name="T1">STRIDE = P*chunk_size</text:span></text:p>
          <text:p text:style-name="P1"><text:span text:style-name="T1"/></text:p>
        </draw:line>
        <draw:frame draw:style-name="gr6" draw:text-style-name="P8" draw:layer="layout" svg:width="4cm" svg:height="0.725cm" svg:x="8.25cm" svg:y="6cm">
          <draw:text-box>
            <text:p text:style-name="P7">START + STRIDE</text:p>
          </draw:text-box>
        </draw:frame>
        <draw:line draw:style-name="gr7" draw:text-style-name="P9" draw:layer="layout" svg:x1="8.75cm" svg:y1="6cm" svg:x2="8.75cm" svg:y2="5cm">
          <text:p/>
        </draw:line>
        <draw:frame draw:style-name="gr9" draw:text-style-name="P8" draw:layer="layout" svg:width="4.5cm" svg:height="0.75cm" svg:x="14.25cm" svg:y="6cm">
          <draw:text-box>
            <text:p text:style-name="P7">START + 2*STRIDE</text:p>
          </draw:text-box>
        </draw:frame>
        <draw:line draw:style-name="gr7" draw:text-style-name="P9" draw:layer="layout" svg:x1="14.75cm" svg:y1="6cm" svg:x2="14.75cm" svg:y2="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43:05.320313904</meta:creation-date>
    <dc:date>2025-10-21T11:57:55.694823243</dc:date>
    <meta:editing-duration>PT4M26S</meta:editing-duration>
    <meta:editing-cycles>2</meta:editing-cycles>
    <meta:generator>LibreOffice/24.2.7.2$Linux_X86_64 LibreOffice_project/420$Build-2</meta:generator>
    <meta:document-statistic meta:object-count="21"/>
  </office:meta>
</office:document-meta>
</file>